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1352b7" officeooo:paragraph-rsid="001352b7"/>
    </style:style>
    <style:style style:name="P2" style:family="paragraph" style:parent-style-name="Standard">
      <style:text-properties officeooo:rsid="0015c513" officeooo:paragraph-rsid="0015c513"/>
    </style:style>
    <style:style style:name="P3" style:family="paragraph" style:parent-style-name="Standard" style:list-style-name="L1">
      <style:text-properties officeooo:rsid="0015c513" officeooo:paragraph-rsid="0015c513"/>
    </style:style>
    <style:style style:name="P4" style:family="paragraph" style:parent-style-name="Standard">
      <style:text-properties officeooo:rsid="00179d42" officeooo:paragraph-rsid="00179d42"/>
    </style:style>
    <style:style style:name="P5" style:family="paragraph" style:parent-style-name="Standard">
      <style:text-properties officeooo:rsid="001921f6" officeooo:paragraph-rsid="001921f6"/>
    </style:style>
    <style:style style:name="P6" style:family="paragraph" style:parent-style-name="Heading_20_2">
      <style:text-properties officeooo:paragraph-rsid="001352b7"/>
    </style:style>
    <style:style style:name="T1" style:family="text">
      <style:text-properties officeooo:rsid="0015c513"/>
    </style:style>
    <style:style style:name="T2" style:family="text">
      <style:text-properties officeooo:rsid="001921f6"/>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706cm" fo:text-indent="-0.635cm" fo:margin-left="1.70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341cm" fo:text-indent="-0.635cm" fo:margin-left="2.34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976cm" fo:text-indent="-0.635cm" fo:margin-left="2.97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611cm" fo:text-indent="-0.635cm" fo:margin-left="3.61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246cm" fo:text-indent="-0.635cm" fo:margin-left="4.24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881cm" fo:text-indent="-0.635cm" fo:margin-left="4.8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516cm" fo:text-indent="-0.635cm" fo:margin-left="5.51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151cm" fo:text-indent="-0.635cm" fo:margin-left="6.15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786cm" fo:text-indent="-0.635cm" fo:margin-left="6.78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421cm" fo:text-indent="-0.635cm" fo:margin-left="7.421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 text:outline-level="2"><text:span text:style-name="T2">January </text:span>2014 Newsletter</text:h>
      <text:p text:style-name="P1"/>
      <text:p text:style-name="P5">Thank you for your continued participation in my site. <text:s/>I have made a lot of changes to the site this month, but most of them will, hopefully, be almost completely invisible since they consist of improved support for the latest version of Hypertext Markup Language (HTML5), and a series of fixes to support for a release of Internet Explorer (IE6) which I hope none of you are still trying to use. <text:s/>Check out the December 2013 Update page for details.</text:p>
      <text:p text:style-name="P2">-- </text:p>
      <text:p text:style-name="P2"/>
      <text:p text:style-name="P2">Jim Cobban webmaster@jamescobban.net</text:p>
      <text:p text:style-name="P2">Web-site: www.jamescobban.net</text:p>
      <text:p text:style-name="P2">34 Palomino Dr.</text:p>
      <text:p text:style-name="P2">Kanata, ON, CANADA</text:p>
      <text:p text:style-name="P2">K2M 1M1</text:p>
      <text:p text:style-name="P2">+1-613-592-943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7-18T00:15:19.612943382</meta:creation-date>
    <dc:date>2014-07-18T00:24:31.269228594</dc:date>
    <meta:editing-duration>P0D</meta:editing-duration>
    <meta:editing-cycles>2</meta:editing-cycles>
    <meta:generator>LibreOffice/4.2.4.2$Linux_X86_64 LibreOffice_project/420m0$Build-2</meta:generator>
    <meta:document-statistic meta:table-count="0" meta:image-count="0" meta:object-count="0" meta:page-count="1" meta:paragraph-count="9" meta:word-count="98" meta:character-count="597" meta:non-whitespace-character-count="505"/>
  </office:meta>
</office:document-meta>
</file>